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3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9" style:family="graphic" style:parent-style-name="standard">
      <style:graphic-properties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3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15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16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8ca1"/>
      <style:paragraph-properties fo:text-align="center"/>
    </style:style>
    <style:style style:name="P5" style:family="paragraph">
      <loext:graphic-properties draw:fill="solid" draw:fill-color="#00b0be"/>
      <style:paragraph-properties fo:text-align="center"/>
    </style:style>
    <style:style style:name="P6" style:family="paragraph">
      <loext:graphic-properties draw:fill="solid" draw:fill-color="#bdd37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6cm" svg:height="1cm" svg:x="24.6cm" svg:y="3cm">
          <text:p text:style-name="P1">Robot</text:p>
        </draw:rect>
        <draw:connector draw:style-name="gr2" draw:text-style-name="P3" draw:layer="layout" draw:type="curve" svg:x1="25.4cm" svg:y1="4cm" svg:x2="19.1cm" svg:y2="6.4cm" draw:start-shape="id1" draw:start-glue-point="2" draw:end-shape="id2" draw:end-glue-point="0" svg:d="M25400 4000c0 1800-6300 600-6300 2400" svg:viewBox="0 0 6301 2401">
          <text:p/>
        </draw:connector>
        <draw:rect draw:style-name="gr3" draw:text-style-name="P4" xml:id="id3" draw:id="id3" draw:layer="layout" svg:width="1.6cm" svg:height="1cm" svg:x="32cm" svg:y="6cm">
          <text:p text:style-name="P1">body</text:p>
        </draw:rect>
        <draw:rect draw:style-name="gr4" draw:text-style-name="P5" xml:id="id4" draw:id="id4" draw:layer="layout" svg:width="2.8cm" svg:height="1.2cm" svg:x="28.7cm" svg:y="8.4cm">
          <text:p text:style-name="P1">actuators</text:p>
        </draw:rect>
        <draw:connector draw:style-name="gr5" draw:text-style-name="P3" draw:layer="layout" draw:type="curve" svg:x1="25.4cm" svg:y1="4cm" svg:x2="32.8cm" svg:y2="6cm" draw:start-shape="id1" draw:start-glue-point="2" draw:end-shape="id3" draw:end-glue-point="0" svg:d="M25400 4000c0 1500 7400 500 7400 2000" svg:viewBox="0 0 7401 2001">
          <text:p/>
        </draw:connector>
        <draw:connector draw:style-name="gr6" draw:text-style-name="P3" draw:layer="layout" draw:type="curve" svg:x1="32.8cm" svg:y1="7cm" svg:x2="30.1cm" svg:y2="8.4cm" draw:start-shape="id3" draw:start-glue-point="2" draw:end-shape="id4" draw:end-glue-point="0" svg:d="M32800 7000c0 1050-2700 350-2700 1400" svg:viewBox="0 0 2701 1401">
          <text:p/>
        </draw:connector>
        <draw:rect draw:style-name="gr4" draw:text-style-name="P5" xml:id="id5" draw:id="id5" draw:layer="layout" svg:width="2.8cm" svg:height="1.2cm" svg:x="31.7cm" svg:y="8.4cm">
          <text:p text:style-name="P1">sensors</text:p>
        </draw:rect>
        <draw:rect draw:style-name="gr4" draw:text-style-name="P5" xml:id="id6" draw:id="id6" draw:layer="layout" svg:width="3.4cm" svg:height="1.2cm" svg:x="34.8cm" svg:y="8.4cm">
          <text:p text:style-name="P1">nervous system</text:p>
        </draw:rect>
        <draw:connector draw:style-name="gr7" draw:text-style-name="P3" draw:layer="layout" draw:type="curve" svg:x1="32.8cm" svg:y1="7cm" svg:x2="33.1cm" svg:y2="8.4cm" draw:start-shape="id3" draw:start-glue-point="2" draw:end-shape="id5" draw:end-glue-point="0" svg:d="M32800 7000c0 1050 300 350 300 1400" svg:viewBox="0 0 301 1401">
          <text:p/>
        </draw:connector>
        <draw:connector draw:style-name="gr8" draw:text-style-name="P3" draw:layer="layout" draw:type="curve" svg:x1="32.8cm" svg:y1="7cm" svg:x2="36.5cm" svg:y2="8.4cm" draw:start-shape="id3" draw:start-glue-point="2" draw:end-shape="id6" draw:end-glue-point="0" svg:d="M32800 7000c0 1050 3700 350 3700 1400" svg:viewBox="0 0 3701 1401">
          <text:p/>
        </draw:connector>
        <draw:rect draw:style-name="gr9" draw:text-style-name="P1" xml:id="id7" draw:id="id7" draw:layer="layout" svg:width="3.9cm" svg:height="1.2cm" svg:x="31cm" svg:y="11.5cm">
          <text:p text:style-name="P1">Brain<text:line-break/>(CPU)</text:p>
        </draw:rect>
        <draw:connector draw:style-name="gr10" draw:text-style-name="P3" draw:layer="layout" draw:type="curve" svg:x1="36.5cm" svg:y1="9.6cm" svg:x2="32.95cm" svg:y2="11.5cm" draw:start-shape="id6" draw:start-glue-point="2" draw:end-shape="id7" draw:end-glue-point="0" svg:d="M36500 9600c0 1425-3550 475-3550 1900" svg:viewBox="0 0 3551 1901">
          <text:p/>
        </draw:connector>
        <draw:rect draw:style-name="gr9" draw:text-style-name="P1" xml:id="id8" draw:id="id8" draw:layer="layout" svg:width="3.9cm" svg:height="1.2cm" svg:x="35.1cm" svg:y="11.5cm">
          <text:p text:style-name="P1">Spinal cord<text:line-break/>(Circuit board)</text:p>
        </draw:rect>
        <draw:rect draw:style-name="gr9" draw:text-style-name="P1" xml:id="id9" draw:id="id9" draw:layer="layout" svg:width="3.9cm" svg:height="1.2cm" svg:x="39.2cm" svg:y="11.5cm">
          <text:p text:style-name="P1">Retinal<text:line-break/>(Doesnt exist)</text:p>
        </draw:rect>
        <draw:connector draw:style-name="gr11" draw:text-style-name="P3" draw:layer="layout" draw:type="curve" svg:x1="36.5cm" svg:y1="9.6cm" svg:x2="37.05cm" svg:y2="11.5cm" draw:start-shape="id6" draw:start-glue-point="2" draw:end-shape="id8" draw:end-glue-point="0" svg:d="M36500 9600c0 1425 550 475 550 1900" svg:viewBox="0 0 551 1901">
          <text:p/>
        </draw:connector>
        <draw:connector draw:style-name="gr12" draw:text-style-name="P3" draw:layer="layout" draw:type="curve" svg:x1="36.5cm" svg:y1="9.6cm" svg:x2="41.15cm" svg:y2="11.5cm" draw:start-shape="id6" draw:start-glue-point="2" draw:end-shape="id9" draw:end-glue-point="0" svg:d="M36500 9600c0 1425 4650 475 4650 1900" svg:viewBox="0 0 4651 1901">
          <text:p/>
        </draw:connector>
        <draw:rect draw:style-name="gr3" draw:text-style-name="P4" xml:id="id2" draw:id="id2" draw:layer="layout" svg:width="2.4cm" svg:height="1cm" svg:x="17.9cm" svg:y="6.4cm">
          <text:p text:style-name="P1">mind</text:p>
        </draw:rect>
        <draw:rect draw:style-name="gr13" draw:text-style-name="P6" xml:id="id11" draw:id="id11" draw:layer="layout" svg:width="2.4cm" svg:height="1cm" svg:x="17.9cm" svg:y="9.9cm">
          <text:p text:style-name="P1">memory</text:p>
        </draw:rect>
        <draw:connector draw:style-name="gr14" draw:text-style-name="P3" draw:layer="layout" draw:type="curve" svg:x1="19.1cm" svg:y1="9.1cm" svg:x2="19.1cm" svg:y2="9.9cm" draw:start-shape="id10" draw:start-glue-point="2" draw:end-shape="id11" draw:end-glue-point="0" svg:d="M19100 9100v800" svg:viewBox="0 0 1 801">
          <text:p/>
        </draw:connector>
        <draw:rect draw:style-name="gr4" draw:text-style-name="P5" xml:id="id10" draw:id="id10" draw:layer="layout" svg:width="2.4cm" svg:height="1cm" svg:x="17.9cm" svg:y="8.1cm">
          <text:p text:style-name="P1">processes</text:p>
        </draw:rect>
        <draw:connector draw:style-name="gr15" draw:text-style-name="P3" draw:layer="layout" draw:type="curve" svg:x1="19.1cm" svg:y1="7.4cm" svg:x2="19.1cm" svg:y2="8.1cm" draw:start-shape="id2" draw:start-glue-point="2" draw:end-shape="id10" draw:end-glue-point="0" svg:d="M19100 7400v700" svg:viewBox="0 0 1 701">
          <text:p/>
        </draw:connector>
        <draw:rect draw:style-name="gr9" draw:text-style-name="P1" xml:id="id12" draw:id="id12" draw:layer="layout" svg:width="4.7cm" svg:height="1.9cm" svg:x="30.6cm" svg:y="13.8cm">
          <text:p text:style-name="P1">In UAVs it called <text:line-break/>FCU<text:line-break/>(Flight COntrol_Unit)</text:p>
        </draw:rect>
        <draw:connector draw:style-name="gr16" draw:text-style-name="P3" draw:layer="layout" draw:type="curve" svg:x1="32.95cm" svg:y1="12.7cm" svg:x2="32.95cm" svg:y2="13.8cm" draw:start-shape="id7" draw:start-glue-point="2" draw:end-shape="id12" draw:end-glue-point="0" svg:d="M32950 12700v1100" svg:viewBox="0 0 1 11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0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1T14:15:14.879594713</meta:creation-date>
    <meta:editing-duration>P1DT3H1M54S</meta:editing-duration>
    <meta:editing-cycles>36</meta:editing-cycles>
    <meta:generator>LibreOffice/7.6.7.2$Linux_X86_64 LibreOffice_project/60$Build-2</meta:generator>
    <dc:title>diagram</dc:title>
    <dc:date>2026-01-08T15:32:52.447576551</dc:date>
    <meta:document-statistic meta:object-count="23"/>
    <meta:template xlink:type="simple" xlink:actuate="onRequest" xlink:title="diagram" xlink:href="../../../../../../Templates/diagram1.otg" meta:date="2026-01-01T14:15:13.946552750"/>
  </office:meta>
</office:document-meta>
</file>